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T2" style:family="text">
      <style:text-properties fo:color="#000000" style:font-name="Times New Roman"/>
    </style:style>
    <style:style style:name="T3" style:family="text">
      <style:text-properties fo:color="#000000" style:font-name="Times New Roman" fo:font-size="12pt" style:font-size-asian="12pt" style:font-size-complex="12pt"/>
    </style:style>
    <style:style style:name="T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enus. Jóhannes sat í þægilega skrifstofustólnum sínum með annað augað lokað og lét blýantinn sinn koma við plánetuna. Hvílíkur lúxus að fá að stúdera eitthvað sem maður hefur dýrkað frá barnæsku á launum. Örlítið minni, þyngdarafl um 90% af þyngdarafli jarðarinnar. Það væri hægt að búa þarna ef ekki væri fyrir geigvænlegan hitan, 500 gráður Celcíus, tvöfalt meira en í bakaraofni, nóg til að bræða blý. Svo er þrýstingurinn gífurlegur, 75-100 sinnum þrýstingur við yfirborð sjávar á jörðinni. Síminn hringir.</text:p>
      <text:p text:style-name="Standard"><text:tab/>Pirraða konan er þreytt á ástandinu. 'Eigum við ekki bara að drífa okkur til sólarlanda?'. Þau eiga ekki pening, en svarið er þó 'Jú, jú … elskan, uhhm með drenginn eða við tvö ein?'. Ágætt að hún fái eitthvað að hugsa um þangað til að henni dettur eitthvað nýtt í hug. 'Heyrðu, ég er eiginlega dálítið upptekinn, … elskan. Getum við rætt þetta seinna' svarar Jóhannes. Hún: 'Haha: Upptekinn við að skoða hvítan blett. Vertu þarna þá í allt kvöld ég fer til mömmu að borða. Þú færð í mesta lagi hvítan blett í nærbuxurnar í kvöld. Skell'.</text:p>
      <text:p text:style-name="Standard"><text:tab/>Unaðshrollur fer um líkamann hjá Jóhannesi. Allt kvöldið fyrir mig með ástkonu minni. 'Hvers vegna hefur birst yfir þér síðustu 50 ár?' spyr Jóhannes og horfir aftur á Venus. Gögnin frá Japanska könnunarfarinu voru að verða opinber. Samstarfsmenn Jóhannesar útum allan heim réðu sér ekki fyrir kæti. Gögnin ættu að geta svara mörgum áleitnum spurningum um breytingar á gufuhvolfi Venusar sem höfðu átt sér stað undanfarna hálfa öld. Jóhannes var stjarneðlisfræðingur frá Oxford. Velti því reyndar stundum fyrir sér hvað hann var að spá í að fara í þetta nám. Vissulega aðaláhugamál hans, en ekki beint praktískt.</text:p>
      <text:p text:style-name="Standard"><text:tab/>Hann var með mestu sérfræðingum í heimi í lofthjúpi Venusar. Næstum 20 ára skoðun á öllum mögulegu gögnum frá plánetunni. Mundi yfirborðið sem sást einungis með radarmyndum, t.d. frá Sovésku Venera leiðangrunum eins og lófann sinn. 'Jæja, það er ekki eins og ég fái Nóbelinn í kvöld. Ætli ég fari ekki heim og gæli við konuna. Kíki á gögnin á morgun'. Jóhannes spratt uppúr stólnum og þreif í jakkann sinn. Það var komin viss þreyta í hann, eftir svo mörg árangurslaus ár. Sem ungur maður í doktorsnáminu hafi hann verið fullur bjartsýni á að stjarneðlisfræðinni myndi fleygja fram. 'En þetta drasl allt er svo helvíti langt í burtu, það tæki mann meira en tvöþúsund ár að labba til Venusar, með matar og pissustoppum.' hugsaði hann með sér. Hann notaði oft svona samlíkingar til að átta sig og gera fólki grein fyrir fjarlægðunum sem hann var að vinna með. Samt sem áður er Venus okkar næsti nágranni. 45 milljónir kílómetra frá þegar hann er næstur.</text:p>
      <text:p text:style-name="Standard"><text:tab/>Jóhannes lætur símann sinn hringja aftur í síðasta númer sem notað var. 'Hvað nú?' segir pirraða konan. 'Æ, ég bara, …, nenni ekki að vinna'. Pirraða konan verður æf. 'Varstu ekki búinn að tala um þessi nýju gögn í alla þessa fimm mánuði, á svo bara að beila núna.'. <text:s/>'Já, ég kíki á þetta á morgun, eigum við ekki að fá okkur eitthvað gott að borða.' Sú pirraða: 'Ég er farin til mömmu, þú ræður hvað þú gerir'. Skell. 'Fokking kræst' hugsar Jóhannes.</text:p>
      <text:p text:style-name="Standard"><text:tab/>Það er ískalt úti. Jóhannes ákveður að ganga heim. Það er gott að kæla sig aðeins. Venus vísar honum leiðina. Hún er alltaf nálægt, rís aldrei meira en 30 gráður frá sólu, því hún er á innri sporbaug við Jörðu. Þess vegna er sést hún best á morgnanna og kvöldin, rétt áður og eftir að sólin sest. 'Ef það væri til kona eins og Venus', hugsar Jóhannes. Síminn hringir.</text:p>
      <text:p text:style-name="Standard"><text:tab/>'Hringir hún til að biðjast afsökunnar' það hlakkar í Jóhannesi. Enska með Japönskum hreim. 'Yes, yes, hello. Johannes?'. Jóhannesi bregður örlítið en það tekur hann ekki nema sekúndu að átta sig á að það er aðeins einn Japani sem myndi hringja svona í hann, Motoyaki. Motoyaki var með honum í námi í Oxford. Hann sérhæfði sig í astróbíólógí. Var mikill spekúlant og drykkjumaður. Og kvennabósi.</text:p>
      <text:p text:style-name="Standard">'Yes, yes, you come now to Japan, we have great news and need your expertise, we pay'. 'What is it you have found?' spyr Jóhannes spenntur. 'Hahah, me many girlfriends in University, you just one, Venus, hahaha. If you like Mars, you gay, hahaha. You order tickets on internet and come asap. Good bye.'. 'Fokking kræst, hvað er að gerast?' hugsar Jóhannes.</text:p>
      <text:p text:style-name="Standard"><text:soft-page-break/><text:tab/>Jóhannes hugsar sig um. Hringir aftur í pirruðu konuna. 'Heyrðu, það er svo kalt, geturðu sótt mig og ég kem bara með til mömmu þinnar.'. Hún kemur á gamla græna eyðslusama jeppanum eftir fimm mínútur. Drengurinn afturí. Hann átti að heita Venus ef hann væri stelpa. En hann var strákur þannig að hann hét Pétur, eftir pabba mömmu sinnar. Jóhannes knúsar drenginn sinn og spyr hann hvernig hann hafi haft það í dag. Drengurinn nennir ekki að tala við hann.</text:p>
      <text:p text:style-name="Standard">'Heyrðu, elskan. Ég er búinn að vera að hugsa þetta. Hvernig væri að við skelltum okkur til Japan. Mamma þín getur litið á eftir drengnum.' Pirraða konan er róleg núna. Jóhannes veit ekki af hverju. Hún segir: 'Mér finnst það nú aðeins of langt, ég var nú bara að tala um sólarströnd'. 'Hún er nú kannski ekki svo slæm' hugsar Jóhannes. Hann hugsar þannig í hvert skipti sem hún er róleg, pirraða konan. Hann er fljótur að gleyma. 'Ég hef nefnilega tækifæri á að fara á ráðstefnu þar' segir Jóhannes. Pirraða konan svarar eftir smá umhugsum: 'Heyrðu, farðu bara einn, þú hefur gott af því. Ég fæ bara að fara með vinkonum mínum seinna í verslunarferð, er það ekki bara díll'. Jóhannes. ekki undirbúinn undir þetta svar, muldrar: 'Jú svosem'.</text:p>
      <text:p text:style-name="Standard"><text:tab/>Fjórum dögum seinna er Jóhannes staddur á flugvellinum. Hann hefur ekki unnið mikið undanfarna daga. Hefur líka alltaf álitið svona vinnuferðir sem hálfgert frí. Ahh, ískaldur bjór á flugvellinum. Motoyaki sendir honum smáskeyti. 'Meet me at the Venus inn brothel, hahaha. Yes, yes I will pick you up at airport'. Hann er ekki fyndinn greyið, en kvenfólkið segir hann 'ómótstæðilega krúttlegan'.</text:p>
      <text:p text:style-name="Standard"><text:tab/>Morgunflug. 18 tímar til Tókýó. Jóhannes reynir að lesa en verður starsýnt á Venus á morgunhimninum. 'Hvaða leyndardóm ert þú að uppljóstra núna, góða? Leynist eitthvað bakvið hið órjúf<text:span text:style-name="T2">anlega meyjarhaft þitt. Hinn þykki lofthjúpur, uppgötvaður af Rússneska fjölfræðingnum</text:span><text:span text:style-name="T3"> </text:span><text:a xlink:type="simple" xlink:href="/wiki/Mikhail_Lomonosov"><text:span text:style-name="T1">Mikhail Lomonosov árið 1761. Jóhannesi verður hugsað til þess ein lítil lygi getur breytt mannkynssögunni til góðs. Lomonosov sagðist vera prestssonur til að komast inn í skóla. Lomonosov m.a. bætti hönnun spegilssjónaukans og hratti flogiston-kenningunni um eðli elds og ryðs. Uppgötvunina um lofthjúp Venusar gerði hann þegar hann skoðaði Venus nálægt heimili sínu í Sankti Pétursborg þegar plánetan var á milli jarðar og sólar. 'Lofthjúpurinn er að miklu leiti </text:span></text:a>brennisteinssýra, þ.e. sama efni og í rafgeymum. Gerir okkur ókleyft að sjá yfirborðið, hvað þá að komast þangað' hugsar hann og sofnar.</text:p>
      <text:p text:style-name="Standard"><text:tab/>Motoyaki er í hvítum of stórum jakkafötum á flugvellinum. Hann hefur lítið breyst. Lítill með alltof sítt hár, kolsvart að japönskum hætti. Við hlið hans stendur alltof ung stúlka. 'This my brilliant student, Likosan. Likosan not like Venus, you be nice to her, hahaha'. Gleraugun hristast á nefinu hans. Stúlkan glottir, orðin vön honum. 'You rest now at hotel. We pick you up early tomorrow and go to telescope' segir Motoyaki. Þau fylgja Jóhannesi gegnum flókið lestarkerfi Tókýóborgar. Hvílíkur mannfjöldi. Þegar Motoyaki segir 'pick you up', þá meinar hann gangandi. Hann keyrir ekki bíl. Ekki eftir að systir hans slasaðist í bílslysi fyrir mörgum árum. Ekki þó að faðir hans sé háttsettur innan Mitshubishi. Motoyaki þarf engar áhyggjur að hafa að peningum, en hann hefur heldur engan áhuga á þeim. </text:p>
      <text:p text:style-name="Standard"><text:tab/>'How is your wife?' spyr Motoyaki. Jóhannes veit að Motoyaki þekkir til vandamála þeirra, hvað þau eiga lítið sameiginlegt. Motoyaki segir við Likosan, en beinir þó orðunum einnig til Jóhannesar: 'Johannes loves Venus more than wife, wife jealous, not good'. Þau koma að hótelinu.</text:p>
      <text:p text:style-name="Standard"/>
      <text:p text:style-name="P1">2</text:p>
      <text:p text:style-name="P1"/>
      <text:p text:style-name="Standard"><text:tab/>'Johannes likes big long telescopes, hahaha' segir Motoyaki við Likosan og talar um sjálfan sig. Jóhannes brosir í annað þegar hann minnist þess þegar Motoyaki reyndi að beinda þriggja metra heimasmíðuðum stjörnusjónauka að glugga breskrar stúlku sem hann var hrifinn af á námsárum þeirra, án árangurs. Motoyaki mundar kíkinn. 1.8 metra, robotstýrður. Tæplega tveggja milliarcsekúndna <text:soft-page-break/>hornupplausn. Greina mætti á milli ljósanna á bíl í fjarlægðinni milli jarðarinnar og tunglsins.</text:p>
      <text:p text:style-name="Standard"><text:tab/>'Likosan dirty, … biologist like me, hahaha, yes, yes' hrópar Motoyaki. Hann veit hvaða álit Jóhannes hefur á líffræðingum. Þeir eru sóðar. Jóhannes skilur ekki hvað þau eru að eiga við stjörnukíkja. Líffræðingar eiga að nota smásjár. Honum verður litið til Likosan, hún er óþægilega léttklædd í dag. Skildi Motoyaki hafa valið hana í doktorsnám hjá sér út af gáfum hennar eingögnu. Hvernig hann hefur lokkað hana frá smásjanni með því að sýna henni stóra kíkinn sinn. Jóhannes flæmir sóðalegar hugsanir burt.</text:p>
      <text:p text:style-name="Standard"><text:tab/>Með í hópnum hans Motoyaki er franskur stjarneðlisfræðingur. Le'Fleur. Um fertugt, smá þybbinn, krullhærður, svarthærður. Hann er gyðingur með nasista tendensa. Þolir ekki Einstein, gyðinglegt samsæri, grípur hvert tækifæri sem grípst að rökræða galla afstæðiskenningarinnar. Jóhannes nennir því ekki núna.</text:p>
      <text:p text:style-name="Standard"><text:tab/>Jóhannes er farið að gruna erindið. 'Ekki fenguð þið mig allaleið hingað út af einhverjum geimbakteríum' spyr Jóhannes Motoyaki. 'Yes, yes, calm down' segir Motoyaki. Hann útskýrir hvernig lífið er skrifið í eðlisfræðina og efnafræðina. 'Lífið er ekki tilviljun, Jóhannes' útskýrir hann. 'Það er þarna, bíður eftir hverju tækifæri að spretta fram. Það er allstaðar, svona eins og Guð. Sérðu ekki hvað þetta er mikilvægt fyrir stjarneðlisfræðina' fussar Motoyaki pirraður.</text:p>
      <text:p text:style-name="Standard"><text:tab/>'Við höfum rætt þetta svo oft áður. Hvernig útskýrirðu hina Stóru þögn, að við höfum ekki orðið vör við neitt líf utan plánetunnar okkar.' 'Fermi-Hart þverstæðan gerir ekki ráð fyrir ' Hin stóra þögn. Þú aðhillist náttúrulega þá skemmtilegu skýringu að svarthol séu risavaxnir minnisvarðar um horfnin geimverusamfélög. Þegar þroski menningar þeirra nær ákveðnu marki ná þær þeim tökum á umhverfi sínu að þær geta gert 'tilraunina einu'. Við tilraunina hrynur allt nánasta umhverfi þeirra saman í svarthol. Tími þessarar ákveðnu geimverutegundar er liðinn. 'Já, svona eins og Large Hardon Colliderinn hjá CERN í Sviss, hahah' segir Motoyaki.</text:p>
      <text:p text:style-name="Standard"><text:tab/>Kurtzveil, singularity is near. Eilíft líf, clone, multiple instances. Death by accident. Lifandi sólir.</text:p>
      <text:p text:style-name="Standard"><text:tab/>SETI fann dauft merki frá Venus fyrir tíu árum. Gerð af geimskipum, milligeims dust safnarar.</text:p>
      <text:p text:style-name="Standard"><text:tab/>Eins konar kosmísk viðvörunnarbjalla. Líffræðingar eru sóðar. Helvítis elli kelling, maður er ekki fyrr búinn að gera sig gjaldgengan þegar maður er orðinn of gamall.</text:p>
      <text:p text:style-name="Standard"/>
      <text:p text:style-name="P1">3</text:p>
      <text:p text:style-name="P1"/>
      <text:p text:style-name="P3"><text:tab/>Frá árinu 1961 til 1984 sendu Sovétmenn út 14 könnunarför til Venusar. Verkefnið var kallað 'Venera' sem er rússneska nafnið á Venus. Árið 1967 varð Venera 4 fyrsta geimfarið til að mæla andrúmsloft annarar plánetu. Frá og með Venera 9 var hönnun geimfaranna breytt. Þau vógu fimm tonn og hluti af farinu ætlaður til að lendingar. Sá hluti var hannaður til að þola mikið högg og mikinn þrýsting og áttu að geta enst í meira en 30 mínútur á yfirborðinu. Meðal mælitækja voru myndavélar og <text:s/>loft og jarðvegsmælar. Lending á Venus var líklega auðveldari en á Mars útaf þykkum lofthjúp, hægt var að nota nokkurs konar fallhlífar. Venera 9 var fyrsta geimfarið sem náði myndum af yfirborði annarrar plánetu. <text:s/>Birtan á yfirborðinu var svipuð og á Jörðinni við miðbaug á skýjuðum sumardegi. Myndavélarnir í farinu áttu að geta teki 360 gráðu myndir en vandamál með linsuopið kom í veg fyrir það. Óheppni með myndavélarnar átti eftir að vera viðvarandi með Venera könnunarförin. Linsuop Engu að síður tókst að gægjast undir pilsfald Venusar. Það er stórkostleg upplifun að sjá nakið yfirborð plánetunar. Vitandi að við aðstæðurnar sem þar ríkja er ekki mögulegt fyrir manneskju að lifa. Lofthjúpurinn var einskonar skírlífsbelti á stjarnfræðilegum skala.</text:p>
      <text:p text:style-name="P3"/>
      <text:p text:style-name="P1">4</text:p>
      <text:p text:style-name="P1"><text:soft-page-break/></text:p>
      <text:p text:style-name="P2"><text:tab/><text:span text:style-name="T4">Jóhannes er andvaka á hótelherberginu sínu. Sólahringurinn er öfugur hjá honum. Það er dagur úti. Hann hugsar um Likosan. Hann hugsar um konuna sína, Það er fluga í glugganum sem klifrar upp gluggan aftur og aftur. Á sér enga undankomuleið. Suðið pirrar hann. Jóhannes hugsar að hann geti drepið hana. Hann getur líka látið hana í friði, en þá mun hún líka drepast. Svo getur hann hjálpað henni að komast út. En hvaða máli skiptir það? Flugan hefur ekki vitsmuni til að finna út annarsstaðar. Hún hefur ekki kraft til að opna gluggann. Er mannkynið í sömu stöðu, bara á stærri skala. Fast til enda tímans á jörðinni. Hann hugsar um innilokunarkennd.</text:span></text:p>
      <text:p text:style-name="P3"><text:tab/>Jóhannes hafði frá unga aldri aðhyllst hugmyndir Raymond Kurzweil og fleiri um transhumanisma. Ef við sköpum okkur eilíft líf með tækniframförum erum við þá kannski að flýja mögulegt himnaríki handan lífsins. En ef til himnaríki, þá verður að vera til helvíti. Eilíf sæla á móti eilífri pínu. Dauðinn verður að vera til sem lausn. Hið endanlega. Segjum t.d. að ég gæti uploadað vitund La'Fleur á ofurtölvuna mína og ýtt svo á 'Pain' takkann á lyklaborðinu, til eilífðarnóns eða meðan ég tímdi að borga rafmagnsreikninn. Þess vegna held ég að gervigreind í tölvu gæti aldrei fundið til. Það er einfaldlega eitthvað rangt við það. Um leið og þú getur séð' liti, 'fundið' lykt eða 'heyrt' tónlist, þá ertu orðinn dauðlegur. Myndir þú ekki bara ýta á 'Ríða' takkann, La'Fleur, hahaha. Og í stað 'Caps Lock' halda inni 'Hreinar meyjar'.</text:p>
      <text:p text:style-name="P3"><text:tab/>Teleport, myndir þú vilja láta taka þig af lífi ef þú vissir að til væri önnurcopya af þér sem væri activatuð um leið.</text:p>
      <text:p text:style-name="P3"/>
      <text:p text:style-name="P1">5</text:p>
      <text:p text:style-name="P3"/>
      <text:p text:style-name="P3"><text:tab/>Fjarlægðarmælingar í geimnum eru tvennskonar. Annarsvegar svokallað paralax sem tekur hornbreytingu milli mælinga á sömu stjörnu þegar jörðin er sitthvoru megin við sólina og samhengi við fjarlægari hluti í geimnum. Paralax er að mestu notað á nálæg sólkerfi innan Vetrarbrautarinnar. <text:s/>Hins vegar er rauðviksmæling notuð til að meta fjarlægðir fjarlægrar hluta í geimnum eins og annarra stjörnuþok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igmar Stefansson</meta:initial-creator>
    <meta:creation-date>2009-12-27T22:26:45</meta:creation-date>
    <dc:date>2010-01-01T10:39:15</dc:date>
    <dc:creator>Sigmar Stefansson</dc:creator>
    <meta:editing-duration>PT47H44M08S</meta:editing-duration>
    <meta:editing-cycles>25</meta:editing-cycles>
    <meta:generator>OpenOffice.org/3.1$Unix OpenOffice.org_project/310m19$Build-9420</meta:generator>
    <meta:document-statistic meta:table-count="0" meta:image-count="0" meta:object-count="0" meta:page-count="4" meta:paragraph-count="31" meta:word-count="2242" meta:character-count="13772"/>
  </office:meta>
</office:document-meta>
</file>